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6cm"/>
    </style:style>
    <style:style style:name="co2" style:family="table-column">
      <style:table-column-properties fo:break-before="auto" style:column-width="3.21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856cm"/>
    </style:style>
    <style:style style:name="co5" style:family="table-column">
      <style:table-column-properties fo:break-before="auto" style:column-width="1.464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1.78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215cm"/>
    </style:style>
    <style:style style:name="co10" style:family="table-column">
      <style:table-column-properties fo:break-before="auto" style:column-width="1.92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z80_opco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"seq" </text:p>
          </table:table-cell>
          <table:table-cell office:value-type="string" calcext:value-type="string">
            <text:p>"instrucao" <text:s text:c="3"/></text:p>
          </table:table-cell>
          <table:table-cell office:value-type="string" calcext:value-type="string">
            <text:p>"Z80" <text:s text:c="2"/></text:p>
          </table:table-cell>
          <table:table-cell office:value-type="string" calcext:value-type="string">
            <text:p>"Z80-M1" </text:p>
          </table:table-cell>
          <table:table-cell office:value-type="string" calcext:value-type="string">
            <text:p>"R800" </text:p>
          </table:table-cell>
          <table:table-cell office:value-type="string" calcext:value-type="string">
            <text:p>"r800+" <text:s text:c="2"/></text:p>
          </table:table-cell>
          <table:table-cell office:value-type="string" calcext:value-type="string">
            <text:p>"opcode" </text:p>
          </table:table-cell>
          <table:table-cell office:value-type="string" calcext:value-type="string">
            <text:p>"op2" <text:s text:c="6"/></text:p>
          </table:table-cell>
          <table:table-cell office:value-type="string" calcext:value-type="string">
            <text:p>"op3" </text:p>
          </table:table-cell>
          <table:table-cell office:value-type="string" calcext:value-type="string">
            <text:p>"op4" <text:s text:c="4"/></text:p>
          </table:table-cell>
          <table:table-cell office:value-type="string" calcext:value-type="string">
            <text:p>"num"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"NOP" <text:s text:c="9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00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"LD BC,nn" <text:s text:c="4"/>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"01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"LD (BC),A" 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02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"INC BC" <text:s text:c="6"/>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03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"INC B" <text:s text:c="7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04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"DEC B" <text:s text:c="7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05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"LD B,n" <text:s text:c="6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06" <text:s text:c="4"/></text:p>
          </table:table-cell>
          <table:table-cell office:value-type="string" calcext:value-type="string">
            <text:p>"n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"RLCA" <text:s text:c="8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07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"EX AF,AF'" <text:s text:c="3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08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"ADD HL,BC" <text:s text:c="3"/>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09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"LD A,(BC)" 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0A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"DEC BC" <text:s text:c="6"/>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0B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"INC C" <text:s text:c="7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0C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"DEC C" <text:s text:c="7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0D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"LD C,n" <text:s text:c="6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0E" <text:s text:c="4"/></text:p>
          </table:table-cell>
          <table:table-cell office:value-type="string" calcext:value-type="string">
            <text:p>"n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"RRCA" <text:s text:c="8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0F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"DJNZ o" <text:s text:c="6"/></text:p>
          </table:table-cell>
          <table:table-cell office:value-type="string" calcext:value-type="string">
            <text:p>"13/8" <text:s/></text:p>
          </table:table-cell>
          <table:table-cell office:value-type="string" calcext:value-type="string">
            <text:p>"14/9" <text:s text:c="2"/></text:p>
          </table:table-cell>
          <table:table-cell office:value-type="string" calcext:value-type="string">
            <text:p>"3/2" <text:s/></text:p>
          </table:table-cell>
          <table:table-cell office:value-type="string" calcext:value-type="string">
            <text:p>"3/2" <text:s text:c="4"/></text:p>
          </table:table-cell>
          <table:table-cell office:value-type="string" calcext:value-type="string">
            <text:p>"10" <text:s text:c="4"/></text:p>
          </table:table-cell>
          <table:table-cell office:value-type="string" calcext:value-type="string">
            <text:p>"o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"LD DE,nn" <text:s text:c="4"/>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"11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"LD (DE),A" 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12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"INC DE" <text:s text:c="6"/>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13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"INC D" <text:s text:c="7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14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"DEC D" <text:s text:c="7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15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"LD D,n" <text:s text:c="6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16" <text:s text:c="4"/></text:p>
          </table:table-cell>
          <table:table-cell office:value-type="string" calcext:value-type="string">
            <text:p>"n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"RLA" <text:s text:c="9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17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"JR o" <text:s text:c="8"/>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"18" <text:s text:c="4"/></text:p>
          </table:table-cell>
          <table:table-cell office:value-type="string" calcext:value-type="string">
            <text:p>"o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"ADD HL,DE" <text:s text:c="3"/>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19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"LD A,(DE)" 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1A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"DEC DE" <text:s text:c="6"/>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1B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"INC E" <text:s text:c="7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1C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"DEC E" <text:s text:c="7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1D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"LD E,n" <text:s text:c="6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1E" <text:s text:c="4"/></text:p>
          </table:table-cell>
          <table:table-cell office:value-type="string" calcext:value-type="string">
            <text:p>"n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"RRA" <text:s text:c="9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1F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"JR NZ,o" <text:s text:c="5"/></text:p>
          </table:table-cell>
          <table:table-cell office:value-type="string" calcext:value-type="string">
            <text:p>"12/7" <text:s/></text:p>
          </table:table-cell>
          <table:table-cell office:value-type="string" calcext:value-type="string">
            <text:p>"13/8" <text:s text:c="2"/></text:p>
          </table:table-cell>
          <table:table-cell office:value-type="string" calcext:value-type="string">
            <text:p>"3/2" <text:s/></text:p>
          </table:table-cell>
          <table:table-cell office:value-type="string" calcext:value-type="string">
            <text:p>"3/2" <text:s text:c="4"/></text:p>
          </table:table-cell>
          <table:table-cell office:value-type="string" calcext:value-type="string">
            <text:p>"20" <text:s text:c="4"/></text:p>
          </table:table-cell>
          <table:table-cell office:value-type="string" calcext:value-type="string">
            <text:p>"o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"LD HL,nn" <text:s text:c="4"/>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"21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"LD (nn),HL" <text:s text:c="2"/>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22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"INC HL" <text:s text:c="6"/>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23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"INC H" <text:s text:c="7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24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"DEC H" <text:s text:c="7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25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"LD H,n" <text:s text:c="6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26" <text:s text:c="4"/></text:p>
          </table:table-cell>
          <table:table-cell office:value-type="string" calcext:value-type="string">
            <text:p>"n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"DAA" <text:s text:c="9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27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"JR Z,o" <text:s text:c="6"/></text:p>
          </table:table-cell>
          <table:table-cell office:value-type="string" calcext:value-type="string">
            <text:p>"12/7" <text:s/></text:p>
          </table:table-cell>
          <table:table-cell office:value-type="string" calcext:value-type="string">
            <text:p>"13/8" <text:s text:c="2"/></text:p>
          </table:table-cell>
          <table:table-cell office:value-type="string" calcext:value-type="string">
            <text:p>"3/2" <text:s/></text:p>
          </table:table-cell>
          <table:table-cell office:value-type="string" calcext:value-type="string">
            <text:p>"3/2" <text:s text:c="4"/></text:p>
          </table:table-cell>
          <table:table-cell office:value-type="string" calcext:value-type="string">
            <text:p>"28" <text:s text:c="4"/></text:p>
          </table:table-cell>
          <table:table-cell office:value-type="string" calcext:value-type="string">
            <text:p>"o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"ADD HL,HL" <text:s text:c="3"/>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29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"LD HL,(nn)" <text:s text:c="2"/>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2A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"DEC HL" <text:s text:c="6"/>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2B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"INC L" <text:s text:c="7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2C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"DEC L" <text:s text:c="7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2D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"LD L,n" <text:s text:c="6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2E" <text:s text:c="4"/></text:p>
          </table:table-cell>
          <table:table-cell office:value-type="string" calcext:value-type="string">
            <text:p>"n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"CPL" <text:s text:c="9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2F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"JR NC,o" <text:s text:c="5"/></text:p>
          </table:table-cell>
          <table:table-cell office:value-type="string" calcext:value-type="string">
            <text:p>"12/7" <text:s/></text:p>
          </table:table-cell>
          <table:table-cell office:value-type="string" calcext:value-type="string">
            <text:p>"13/8" <text:s text:c="2"/></text:p>
          </table:table-cell>
          <table:table-cell office:value-type="string" calcext:value-type="string">
            <text:p>"3/2" <text:s/></text:p>
          </table:table-cell>
          <table:table-cell office:value-type="string" calcext:value-type="string">
            <text:p>"3/2" <text:s text:c="4"/></text:p>
          </table:table-cell>
          <table:table-cell office:value-type="string" calcext:value-type="string">
            <text:p>"30" <text:s text:c="4"/></text:p>
          </table:table-cell>
          <table:table-cell office:value-type="string" calcext:value-type="string">
            <text:p>"o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"LD SP,nn" <text:s text:c="4"/>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"31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"LD (nn),A" <text:s text:c="3"/>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32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"INC SP" <text:s text:c="6"/>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33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"INC (HL)" <text:s text:c="4"/>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34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"DEC (HL)" <text:s text:c="4"/>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35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"LD (HL),n" <text:s text:c="3"/>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36" <text:s text:c="4"/></text:p>
          </table:table-cell>
          <table:table-cell office:value-type="string" calcext:value-type="string">
            <text:p>"n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"SCF" <text:s text:c="9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37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"JR C,o" <text:s text:c="6"/></text:p>
          </table:table-cell>
          <table:table-cell office:value-type="string" calcext:value-type="string">
            <text:p>"12/7" <text:s/></text:p>
          </table:table-cell>
          <table:table-cell office:value-type="string" calcext:value-type="string">
            <text:p>"13/8" <text:s text:c="2"/></text:p>
          </table:table-cell>
          <table:table-cell office:value-type="string" calcext:value-type="string">
            <text:p>"3/2" <text:s/></text:p>
          </table:table-cell>
          <table:table-cell office:value-type="string" calcext:value-type="string">
            <text:p>"3/2" <text:s text:c="4"/></text:p>
          </table:table-cell>
          <table:table-cell office:value-type="string" calcext:value-type="string">
            <text:p>"38" <text:s text:c="4"/></text:p>
          </table:table-cell>
          <table:table-cell office:value-type="string" calcext:value-type="string">
            <text:p>"o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"ADD HL,SP" <text:s text:c="3"/>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39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"LD A,(nn)" <text:s text:c="3"/>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3A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"DEC SP" <text:s text:c="6"/>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3B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"INC A" <text:s text:c="7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3C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"DEC A" <text:s text:c="7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3D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"LD A,n" <text:s text:c="6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3E" <text:s text:c="4"/></text:p>
          </table:table-cell>
          <table:table-cell office:value-type="string" calcext:value-type="string">
            <text:p>"n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"CCF" <text:s text:c="9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3F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"LD B,r" 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40 +r" <text:s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"LD B,(HL)" 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46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"LD C,r" 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48 +r" <text:s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"LD C,(HL)" 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4E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"LD D,r" 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50 +r" <text:s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"LD D,(HL)" 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56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"LD E,r" 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58 +r" <text:s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"LD E,(HL)" 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5E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"LD H,r" 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60 +r" <text:s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"LD H,(HL)" 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66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"LD L,r" 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68 +r" <text:s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"LD L,(HL)" 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6E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"LD (HL),r" 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70 +r" <text:s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"HALT" <text:s text:c="8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76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"LD A,r" 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78 +r" <text:s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"LD A,(HL)" 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7E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"ADD A,r" <text:s text:c="5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80 +r" <text:s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"ADD A,(HL)"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86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"ADC A,r" <text:s text:c="5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88 +r" <text:s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ADC A,(HL)"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8E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"SUB r" <text:s text:c="7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90 +r" <text:s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"SUB (HL)"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96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"SBC A,r" <text:s text:c="5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98 +r" <text:s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"SBC A,(HL)"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9E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"AND r" <text:s text:c="7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A0 +r" <text:s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"AND (HL)"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A6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"XOR r" <text:s text:c="7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A8 +r" <text:s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"XOR (HL)"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AE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"OR r" <text:s text:c="8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0 +r" <text:s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"OR (HL)" <text:s text:c="5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B6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"CP r" <text:s text:c="8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8 +r" <text:s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"CP (HL)" <text:s text:c="5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BE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"RET NZ" <text:s text:c="6"/></text:p>
          </table:table-cell>
          <table:table-cell office:value-type="string" calcext:value-type="string">
            <text:p>"11/5" <text:s/></text:p>
          </table:table-cell>
          <table:table-cell office:value-type="string" calcext:value-type="string">
            <text:p>"12/6" <text:s text:c="2"/></text:p>
          </table:table-cell>
          <table:table-cell office:value-type="string" calcext:value-type="string">
            <text:p>"3/1" <text:s/></text:p>
          </table:table-cell>
          <table:table-cell office:value-type="string" calcext:value-type="string">
            <text:p>"5/1" <text:s text:c="4"/></text:p>
          </table:table-cell>
          <table:table-cell office:value-type="string" calcext:value-type="string">
            <text:p>"C0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"POP BC" <text:s text:c="6"/>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C1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"JP NZ,nn" <text:s text:c="4"/>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5/3" <text:s text:c="4"/></text:p>
          </table:table-cell>
          <table:table-cell office:value-type="string" calcext:value-type="string">
            <text:p>"C2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"JP nn" <text:s text:c="7"/>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C3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"CALL NZ,nn" <text:s text:c="2"/></text:p>
          </table:table-cell>
          <table:table-cell office:value-type="string" calcext:value-type="string">
            <text:p>"17/10" </text:p>
          </table:table-cell>
          <table:table-cell office:value-type="string" calcext:value-type="string">
            <text:p>"18/11" <text:s/></text:p>
          </table:table-cell>
          <table:table-cell office:value-type="string" calcext:value-type="string">
            <text:p>"5/3" <text:s/></text:p>
          </table:table-cell>
          <table:table-cell office:value-type="string" calcext:value-type="string">
            <text:p>"8/7/3" <text:s text:c="2"/></text:p>
          </table:table-cell>
          <table:table-cell office:value-type="string" calcext:value-type="string">
            <text:p>"C4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"PUSH BC" <text:s text:c="5"/>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C5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ADD A,n" <text:s text:c="5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C6" <text:s text:c="4"/></text:p>
          </table:table-cell>
          <table:table-cell office:value-type="string" calcext:value-type="string">
            <text:p>"n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"RST 0" <text:s text:c="7"/>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6/7" <text:s text:c="4"/></text:p>
          </table:table-cell>
          <table:table-cell office:value-type="string" calcext:value-type="string">
            <text:p>"C7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"RET Z" <text:s text:c="7"/></text:p>
          </table:table-cell>
          <table:table-cell office:value-type="string" calcext:value-type="string">
            <text:p>"11/5" <text:s/></text:p>
          </table:table-cell>
          <table:table-cell office:value-type="string" calcext:value-type="string">
            <text:p>"12/6" <text:s text:c="2"/></text:p>
          </table:table-cell>
          <table:table-cell office:value-type="string" calcext:value-type="string">
            <text:p>"3/1" <text:s/></text:p>
          </table:table-cell>
          <table:table-cell office:value-type="string" calcext:value-type="string">
            <text:p>"5/1" <text:s text:c="4"/></text:p>
          </table:table-cell>
          <table:table-cell office:value-type="string" calcext:value-type="string">
            <text:p>"C8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"RET" <text:s text:c="9"/>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C9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"JP Z,nn" <text:s text:c="5"/>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5/3" <text:s text:c="4"/></text:p>
          </table:table-cell>
          <table:table-cell office:value-type="string" calcext:value-type="string">
            <text:p>"CA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"RLC r" <text:s text:c="7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CB" <text:s text:c="4"/></text:p>
          </table:table-cell>
          <table:table-cell office:value-type="string" calcext:value-type="string">
            <text:p>"00 +r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"RLC (HL)"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CB" <text:s text:c="4"/></text:p>
          </table:table-cell>
          <table:table-cell office:value-type="string" calcext:value-type="string">
            <text:p>"06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"RRC r" <text:s text:c="7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CB" <text:s text:c="4"/></text:p>
          </table:table-cell>
          <table:table-cell office:value-type="string" calcext:value-type="string">
            <text:p>"08 +r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"RRC (HL)"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CB" <text:s text:c="4"/></text:p>
          </table:table-cell>
          <table:table-cell office:value-type="string" calcext:value-type="string">
            <text:p>"0E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"RL r" <text:s text:c="8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CB" <text:s text:c="4"/></text:p>
          </table:table-cell>
          <table:table-cell office:value-type="string" calcext:value-type="string">
            <text:p>"10 +r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"RL (HL)" <text:s text:c="5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CB" <text:s text:c="4"/></text:p>
          </table:table-cell>
          <table:table-cell office:value-type="string" calcext:value-type="string">
            <text:p>"16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"RR r" <text:s text:c="8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CB" <text:s text:c="4"/></text:p>
          </table:table-cell>
          <table:table-cell office:value-type="string" calcext:value-type="string">
            <text:p>"18 +r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"RR (HL)" <text:s text:c="5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CB" <text:s text:c="4"/></text:p>
          </table:table-cell>
          <table:table-cell office:value-type="string" calcext:value-type="string">
            <text:p>"1E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"SLA r" <text:s text:c="7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CB" <text:s text:c="4"/></text:p>
          </table:table-cell>
          <table:table-cell office:value-type="string" calcext:value-type="string">
            <text:p>"20 +r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"SLA (HL)"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CB" <text:s text:c="4"/></text:p>
          </table:table-cell>
          <table:table-cell office:value-type="string" calcext:value-type="string">
            <text:p>"26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"SRA r" <text:s text:c="7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CB" <text:s text:c="4"/></text:p>
          </table:table-cell>
          <table:table-cell office:value-type="string" calcext:value-type="string">
            <text:p>"28 +r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"SRA (HL)"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CB" <text:s text:c="4"/></text:p>
          </table:table-cell>
          <table:table-cell office:value-type="string" calcext:value-type="string">
            <text:p>"2E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"SRL r" <text:s text:c="7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CB" <text:s text:c="4"/></text:p>
          </table:table-cell>
          <table:table-cell office:value-type="string" calcext:value-type="string">
            <text:p>"38 +r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"SRL (HL)"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CB" <text:s text:c="4"/></text:p>
          </table:table-cell>
          <table:table-cell office:value-type="string" calcext:value-type="string">
            <text:p>"3E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"BIT b,r" <text:s text:c="5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CB" <text:s text:c="4"/></text:p>
          </table:table-cell>
          <table:table-cell office:value-type="string" calcext:value-type="string">
            <text:p>"40 +8*b+r" 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"BIT b,(HL)" <text:s text:c="2"/>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CB" <text:s text:c="4"/></text:p>
          </table:table-cell>
          <table:table-cell office:value-type="string" calcext:value-type="string">
            <text:p>"46 +8*b" <text:s text:c="2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"RES b,r" <text:s text:c="5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CB" <text:s text:c="4"/></text:p>
          </table:table-cell>
          <table:table-cell office:value-type="string" calcext:value-type="string">
            <text:p>"80 +8*b+r" 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"RES b,(HL)" <text:s text:c="2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CB" <text:s text:c="4"/></text:p>
          </table:table-cell>
          <table:table-cell office:value-type="string" calcext:value-type="string">
            <text:p>"86 +8*b" <text:s text:c="2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"SET b,r" <text:s text:c="5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CB" <text:s text:c="4"/></text:p>
          </table:table-cell>
          <table:table-cell office:value-type="string" calcext:value-type="string">
            <text:p>"C0 +8*b+r" 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"SET b,(HL)" <text:s text:c="2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CB" <text:s text:c="4"/></text:p>
          </table:table-cell>
          <table:table-cell office:value-type="string" calcext:value-type="string">
            <text:p>"C6 +8*b" <text:s text:c="2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"CALL Z,nn" <text:s text:c="3"/></text:p>
          </table:table-cell>
          <table:table-cell office:value-type="string" calcext:value-type="string">
            <text:p>"17/10" </text:p>
          </table:table-cell>
          <table:table-cell office:value-type="string" calcext:value-type="string">
            <text:p>"18/11" <text:s/></text:p>
          </table:table-cell>
          <table:table-cell office:value-type="string" calcext:value-type="string">
            <text:p>"5/3" <text:s/></text:p>
          </table:table-cell>
          <table:table-cell office:value-type="string" calcext:value-type="string">
            <text:p>"8/7/3" <text:s text:c="2"/></text:p>
          </table:table-cell>
          <table:table-cell office:value-type="string" calcext:value-type="string">
            <text:p>"CC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"CALL nn" <text:s text:c="5"/>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8/7" <text:s text:c="4"/></text:p>
          </table:table-cell>
          <table:table-cell office:value-type="string" calcext:value-type="string">
            <text:p>"CD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ADC A,n" <text:s text:c="5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CE" <text:s text:c="4"/></text:p>
          </table:table-cell>
          <table:table-cell office:value-type="string" calcext:value-type="string">
            <text:p>"n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"RST 8H" <text:s text:c="6"/>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6/7" <text:s text:c="4"/></text:p>
          </table:table-cell>
          <table:table-cell office:value-type="string" calcext:value-type="string">
            <text:p>"CF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"RET NC" <text:s text:c="6"/></text:p>
          </table:table-cell>
          <table:table-cell office:value-type="string" calcext:value-type="string">
            <text:p>"11/5" <text:s/></text:p>
          </table:table-cell>
          <table:table-cell office:value-type="string" calcext:value-type="string">
            <text:p>"12/6" <text:s text:c="2"/></text:p>
          </table:table-cell>
          <table:table-cell office:value-type="string" calcext:value-type="string">
            <text:p>"3/1" <text:s/></text:p>
          </table:table-cell>
          <table:table-cell office:value-type="string" calcext:value-type="string">
            <text:p>"5/1" <text:s text:c="4"/></text:p>
          </table:table-cell>
          <table:table-cell office:value-type="string" calcext:value-type="string">
            <text:p>"D0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"POP DE" <text:s text:c="6"/>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D1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"JP NC,nn" <text:s text:c="4"/>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5/3" <text:s text:c="4"/></text:p>
          </table:table-cell>
          <table:table-cell office:value-type="string" calcext:value-type="string">
            <text:p>"D2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"OUT (n),A" <text:s text:c="3"/>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10/9" <text:s text:c="3"/></text:p>
          </table:table-cell>
          <table:table-cell office:value-type="string" calcext:value-type="string">
            <text:p>"D3" <text:s text:c="4"/></text:p>
          </table:table-cell>
          <table:table-cell office:value-type="string" calcext:value-type="string">
            <text:p>"n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"CALL NC,nn" <text:s text:c="2"/></text:p>
          </table:table-cell>
          <table:table-cell office:value-type="string" calcext:value-type="string">
            <text:p>"17/10" </text:p>
          </table:table-cell>
          <table:table-cell office:value-type="string" calcext:value-type="string">
            <text:p>"18/11" <text:s/></text:p>
          </table:table-cell>
          <table:table-cell office:value-type="string" calcext:value-type="string">
            <text:p>"5/3" <text:s/></text:p>
          </table:table-cell>
          <table:table-cell office:value-type="string" calcext:value-type="string">
            <text:p>"8/7/3" <text:s text:c="2"/></text:p>
          </table:table-cell>
          <table:table-cell office:value-type="string" calcext:value-type="string">
            <text:p>"D4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"PUSH DE" <text:s text:c="5"/>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D5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"SUB n" <text:s text:c="7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6" <text:s text:c="4"/></text:p>
          </table:table-cell>
          <table:table-cell office:value-type="string" calcext:value-type="string">
            <text:p>"n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"RST 10H" <text:s text:c="5"/>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6/7" <text:s text:c="4"/></text:p>
          </table:table-cell>
          <table:table-cell office:value-type="string" calcext:value-type="string">
            <text:p>"D7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"RET C" <text:s text:c="7"/></text:p>
          </table:table-cell>
          <table:table-cell office:value-type="string" calcext:value-type="string">
            <text:p>"11/5" <text:s/></text:p>
          </table:table-cell>
          <table:table-cell office:value-type="string" calcext:value-type="string">
            <text:p>"12/6" <text:s text:c="2"/></text:p>
          </table:table-cell>
          <table:table-cell office:value-type="string" calcext:value-type="string">
            <text:p>"3/1" <text:s/></text:p>
          </table:table-cell>
          <table:table-cell office:value-type="string" calcext:value-type="string">
            <text:p>"5/1" <text:s text:c="4"/></text:p>
          </table:table-cell>
          <table:table-cell office:value-type="string" calcext:value-type="string">
            <text:p>"D8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"EXX" <text:s text:c="9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D9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"JP C,nn" <text:s text:c="5"/>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5/3" <text:s text:c="4"/></text:p>
          </table:table-cell>
          <table:table-cell office:value-type="string" calcext:value-type="string">
            <text:p>"DA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"IN A,(n)" <text:s text:c="4"/>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10/9" <text:s text:c="3"/></text:p>
          </table:table-cell>
          <table:table-cell office:value-type="string" calcext:value-type="string">
            <text:p>"DB" <text:s text:c="4"/></text:p>
          </table:table-cell>
          <table:table-cell office:value-type="string" calcext:value-type="string">
            <text:p>"n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"CALL C,nn" <text:s text:c="3"/></text:p>
          </table:table-cell>
          <table:table-cell office:value-type="string" calcext:value-type="string">
            <text:p>"17/10" </text:p>
          </table:table-cell>
          <table:table-cell office:value-type="string" calcext:value-type="string">
            <text:p>"18/11" <text:s/></text:p>
          </table:table-cell>
          <table:table-cell office:value-type="string" calcext:value-type="string">
            <text:p>"5/3" <text:s/></text:p>
          </table:table-cell>
          <table:table-cell office:value-type="string" calcext:value-type="string">
            <text:p>"8/7/3" <text:s text:c="2"/></text:p>
          </table:table-cell>
          <table:table-cell office:value-type="string" calcext:value-type="string">
            <text:p>"DC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"INC IXp" <text:s text:c="5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04 +8*p" <text:s text:c="2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"DEC IXp" <text:s text:c="5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05 +8*p" <text:s text:c="2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"ADD IX,BC" <text:s text:c="3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09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"ADD IX,DE" <text:s text:c="3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19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"LD IX,nn" <text:s text:c="4"/>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21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nn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"LD (nn),IX" <text:s text:c="2"/>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22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nn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"INC IX" <text:s text:c="6"/>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23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"LD IXh,n" <text:s text:c="4"/>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26" <text:s text:c="7"/></text:p>
          </table:table-cell>
          <table:table-cell office:value-type="string" calcext:value-type="string">
            <text:p>"n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"ADD IX,IX" <text:s text:c="3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29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"LD IX,(nn)" <text:s text:c="2"/>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2A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nn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"DEC IX" <text:s text:c="6"/>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2B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"LD IXl,n" <text:s text:c="4"/>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2E" <text:s text:c="7"/></text:p>
          </table:table-cell>
          <table:table-cell office:value-type="string" calcext:value-type="string">
            <text:p>"n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"INC (IX+o)" <text:s text:c="2"/>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34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"DEC (IX+o)" <text:s text:c="2"/>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35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"LD (IX+o),n" <text:s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36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n" <text:s text:c="6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ADD IX,SP" <text:s text:c="3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39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"LD B,IXp"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40 +p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"LD B,(IX+o)" <text:s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46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"LD C,IXp"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48 +p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"LD C,(IX+o)" <text:s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4E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"LD D,IXp"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50 +p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"LD D,(IX+o)" <text:s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56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"LD E,IXp"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58 +p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"LD E,(IX+o)" <text:s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5E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"LD IXh,p"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60 +p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"LD H,(IX+o)" <text:s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66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"LD IXl,p"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68 +p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"LD L,(IX+o)" <text:s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6E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"LD (IX+o),r" <text:s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70 +r" <text:s text:c="4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"LD A,IXp"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78 +p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"LD A,(IX+o)" <text:s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7E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"ADD A,IXp" <text:s text:c="3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80 +p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"ADD A,(IX+o)" 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86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ADC A,IXp" <text:s text:c="3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88 +p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ADC A,(IX+o)" 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8E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"SUB IXp" <text:s text:c="5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90 +p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"SUB (IX+o)" <text:s text:c="2"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96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"SBC A,IXp" <text:s text:c="3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98 +p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"SBC A,(IX+o)" 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9E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"AND IXp" <text:s text:c="5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A0 +p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"AND (IX+o)" <text:s text:c="2"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A6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"XOR IXp" <text:s text:c="5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A8 +p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"XOR (IX+o)" <text:s text:c="2"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AE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"OR IXp" <text:s text:c="6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B0 +p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"OR (IX+o)" <text:s text:c="3"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B6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"CP IXp" <text:s text:c="6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B8 +p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"CP (IX+o)" <text:s text:c="3"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BE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"RLC (IX+o)" <text:s text:c="2"/>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CB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06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"RRC (IX+o)" <text:s text:c="2"/>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CB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0E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"RL (IX+o)" <text:s text:c="3"/>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CB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16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"RR (IX+o)" <text:s text:c="3"/>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CB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1E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"SLA (IX+o)" <text:s text:c="2"/>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CB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26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"SRA (IX+o)" <text:s text:c="2"/>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CB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2E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"SRL (IX+o)" <text:s text:c="2"/>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CB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3E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"BIT b,(IX+o)" 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CB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46 +8*b"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"RES b,(IX+o)" 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CB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86 +8*b"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"SET b,(IX+o)" 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CB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C6 +8*b"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"POP IX" <text:s text:c="6"/>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E1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"EX (SP),IX" <text:s text:c="2"/>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E3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"PUSH IX" <text:s text:c="5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E5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"JP (IX)" <text:s text:c="5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E9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"LD SP,IX" <text:s text:c="4"/>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D" <text:s text:c="4"/></text:p>
          </table:table-cell>
          <table:table-cell office:value-type="string" calcext:value-type="string">
            <text:p>"F9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"SBC A,n" <text:s text:c="5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DE" <text:s text:c="4"/></text:p>
          </table:table-cell>
          <table:table-cell office:value-type="string" calcext:value-type="string">
            <text:p>"n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"RST 18H" <text:s text:c="5"/>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6/7" <text:s text:c="4"/></text:p>
          </table:table-cell>
          <table:table-cell office:value-type="string" calcext:value-type="string">
            <text:p>"DF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"RET PO" <text:s text:c="6"/></text:p>
          </table:table-cell>
          <table:table-cell office:value-type="string" calcext:value-type="string">
            <text:p>"11/5" <text:s/></text:p>
          </table:table-cell>
          <table:table-cell office:value-type="string" calcext:value-type="string">
            <text:p>"12/6" <text:s text:c="2"/></text:p>
          </table:table-cell>
          <table:table-cell office:value-type="string" calcext:value-type="string">
            <text:p>"3/1" <text:s/></text:p>
          </table:table-cell>
          <table:table-cell office:value-type="string" calcext:value-type="string">
            <text:p>"5/1" <text:s text:c="4"/></text:p>
          </table:table-cell>
          <table:table-cell office:value-type="string" calcext:value-type="string">
            <text:p>"E0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"POP HL" <text:s text:c="6"/>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E1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"JP PO,nn" <text:s text:c="4"/>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5/3" <text:s text:c="4"/></text:p>
          </table:table-cell>
          <table:table-cell office:value-type="string" calcext:value-type="string">
            <text:p>"E2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"EX (SP),HL" <text:s text:c="2"/>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E3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"CALL PO,nn" <text:s text:c="2"/></text:p>
          </table:table-cell>
          <table:table-cell office:value-type="string" calcext:value-type="string">
            <text:p>"17/10" </text:p>
          </table:table-cell>
          <table:table-cell office:value-type="string" calcext:value-type="string">
            <text:p>"18/11" <text:s/></text:p>
          </table:table-cell>
          <table:table-cell office:value-type="string" calcext:value-type="string">
            <text:p>"5/3" <text:s/></text:p>
          </table:table-cell>
          <table:table-cell office:value-type="string" calcext:value-type="string">
            <text:p>"8/7/3" <text:s text:c="2"/></text:p>
          </table:table-cell>
          <table:table-cell office:value-type="string" calcext:value-type="string">
            <text:p>"E4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"PUSH HL" <text:s text:c="5"/>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E5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"AND n" <text:s text:c="7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E6" <text:s text:c="4"/></text:p>
          </table:table-cell>
          <table:table-cell office:value-type="string" calcext:value-type="string">
            <text:p>"n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"RST 20H" <text:s text:c="5"/>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6/7" <text:s text:c="4"/></text:p>
          </table:table-cell>
          <table:table-cell office:value-type="string" calcext:value-type="string">
            <text:p>"E7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"RET PE" <text:s text:c="6"/></text:p>
          </table:table-cell>
          <table:table-cell office:value-type="string" calcext:value-type="string">
            <text:p>"11/5" <text:s/></text:p>
          </table:table-cell>
          <table:table-cell office:value-type="string" calcext:value-type="string">
            <text:p>"12/6" <text:s text:c="2"/></text:p>
          </table:table-cell>
          <table:table-cell office:value-type="string" calcext:value-type="string">
            <text:p>"3/1" <text:s/></text:p>
          </table:table-cell>
          <table:table-cell office:value-type="string" calcext:value-type="string">
            <text:p>"5/1" <text:s text:c="4"/></text:p>
          </table:table-cell>
          <table:table-cell office:value-type="string" calcext:value-type="string">
            <text:p>"E8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"JP (HL)" <text:s text:c="5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E9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"JP PE,nn" <text:s text:c="4"/>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5/3" <text:s text:c="4"/></text:p>
          </table:table-cell>
          <table:table-cell office:value-type="string" calcext:value-type="string">
            <text:p>"EA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"EX DE,HL"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EB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"CALL PE,nn" <text:s text:c="2"/></text:p>
          </table:table-cell>
          <table:table-cell office:value-type="string" calcext:value-type="string">
            <text:p>"17/10" </text:p>
          </table:table-cell>
          <table:table-cell office:value-type="string" calcext:value-type="string">
            <text:p>"18/11" <text:s/></text:p>
          </table:table-cell>
          <table:table-cell office:value-type="string" calcext:value-type="string">
            <text:p>"5/3" <text:s/></text:p>
          </table:table-cell>
          <table:table-cell office:value-type="string" calcext:value-type="string">
            <text:p>"8/7/3" <text:s text:c="2"/></text:p>
          </table:table-cell>
          <table:table-cell office:value-type="string" calcext:value-type="string">
            <text:p>"EC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"IN B,(C)"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10/9" <text:s text:c="3"/>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40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"OUT (C),B" <text:s text:c="3"/>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10/9" <text:s text:c="3"/>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41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"SBC HL,BC" <text:s text:c="3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42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"LD (nn),BC" <text:s text:c="2"/>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43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nn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"NEG" <text:s text:c="9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44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"RETN" <text:s text:c="8"/>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45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"IM 0" <text:s text:c="8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46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"LD I,A" <text:s text:c="6"/>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47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"IN C,(C)"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10/9" <text:s text:c="3"/>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48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"OUT (C),C" <text:s text:c="3"/>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10/9" <text:s text:c="3"/>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49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"ADC HL,BC" <text:s text:c="3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4A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"LD BC,(nn)" <text:s text:c="2"/>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4B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nn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"RETI" <text:s text:c="8"/>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4D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"LD R,A" <text:s text:c="6"/>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4F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"IN D,(C)"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10/9" <text:s text:c="3"/>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50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"OUT (C),D" <text:s text:c="3"/>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10/9" <text:s text:c="3"/>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51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"SBC HL,DE" <text:s text:c="3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52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"LD (nn),DE" <text:s text:c="2"/>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53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nn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"IM 1" <text:s text:c="8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56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"LD A,I" <text:s text:c="6"/>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57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"IN E,(C)"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10/9" <text:s text:c="3"/>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58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"OUT (C),E" <text:s text:c="3"/>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10/9" <text:s text:c="3"/>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59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ADC HL,DE" <text:s text:c="3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5A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"LD DE,(nn)" <text:s text:c="2"/>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5B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nn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"IM 2" <text:s text:c="8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5E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"LD A,R" <text:s text:c="6"/>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5F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"IN H,(C)"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10/9" <text:s text:c="3"/>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60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"OUT (C),H" <text:s text:c="3"/>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10/9" <text:s text:c="3"/>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61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"SBC HL,HL" <text:s text:c="3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62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"RRD" <text:s text:c="9"/>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67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"IN L,(C)"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10/9" <text:s text:c="3"/>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68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"OUT (C),L" <text:s text:c="3"/>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10/9" <text:s text:c="3"/>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69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"ADC HL,HL" <text:s text:c="3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6A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"RLD" <text:s text:c="9"/>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6F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"IN F,(C)"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10/9" <text:s text:c="3"/>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70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"SBC HL,SP" <text:s text:c="3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72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"LD (nn),SP" <text:s text:c="2"/>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73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nn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"IN A,(C)"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10/9" <text:s text:c="3"/>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78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"OUT (C),A" <text:s text:c="3"/>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10/9" <text:s text:c="3"/>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79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ADC HL,SP" <text:s text:c="3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7A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"LD SP,(nn)" <text:s text:c="2"/>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7B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nn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"LDI" <text:s text:c="9"/>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A0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"CPI" <text:s text:c="9"/>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A1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"INI" <text:s text:c="9"/>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12/11" <text:s text:c="2"/>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A2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"OUTI" <text:s text:c="8"/>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12/11" <text:s text:c="2"/>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A3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"LDD" <text:s text:c="9"/>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A8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"CPD" <text:s text:c="9"/>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A9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"IND" <text:s text:c="9"/>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12/11" <text:s text:c="2"/>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AA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"OUTD" <text:s text:c="8"/>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12/11" <text:s text:c="2"/>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AB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"LDIR" <text:s text:c="8"/></text:p>
          </table:table-cell>
          <table:table-cell office:value-type="string" calcext:value-type="string">
            <text:p>"21/16" </text:p>
          </table:table-cell>
          <table:table-cell office:value-type="string" calcext:value-type="string">
            <text:p>"23/18"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?/7" <text:s text:c="4"/>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B0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"CPIR" <text:s text:c="8"/></text:p>
          </table:table-cell>
          <table:table-cell office:value-type="string" calcext:value-type="string">
            <text:p>"21/16" </text:p>
          </table:table-cell>
          <table:table-cell office:value-type="string" calcext:value-type="string">
            <text:p>"23/18"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?/8" <text:s text:c="4"/>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B1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"INIR" <text:s text:c="8"/></text:p>
          </table:table-cell>
          <table:table-cell office:value-type="string" calcext:value-type="string">
            <text:p>"21/16" </text:p>
          </table:table-cell>
          <table:table-cell office:value-type="string" calcext:value-type="string">
            <text:p>"23/18" <text:s/></text:p>
          </table:table-cell>
          <table:table-cell office:value-type="string" calcext:value-type="string">
            <text:p>"4/3" <text:s/></text:p>
          </table:table-cell>
          <table:table-cell office:value-type="string" calcext:value-type="string">
            <text:p>"?/12/11" 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B2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"OTIR" <text:s text:c="8"/></text:p>
          </table:table-cell>
          <table:table-cell office:value-type="string" calcext:value-type="string">
            <text:p>"21/16" </text:p>
          </table:table-cell>
          <table:table-cell office:value-type="string" calcext:value-type="string">
            <text:p>"23/18" <text:s/></text:p>
          </table:table-cell>
          <table:table-cell office:value-type="string" calcext:value-type="string">
            <text:p>"4/3" <text:s/></text:p>
          </table:table-cell>
          <table:table-cell office:value-type="string" calcext:value-type="string">
            <text:p>"?/12/11" 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B3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"LDDR" <text:s text:c="8"/></text:p>
          </table:table-cell>
          <table:table-cell office:value-type="string" calcext:value-type="string">
            <text:p>"21/16" </text:p>
          </table:table-cell>
          <table:table-cell office:value-type="string" calcext:value-type="string">
            <text:p>"23/18"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?/7" <text:s text:c="4"/>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B8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"CPDR" <text:s text:c="8"/></text:p>
          </table:table-cell>
          <table:table-cell office:value-type="string" calcext:value-type="string">
            <text:p>"21/16" </text:p>
          </table:table-cell>
          <table:table-cell office:value-type="string" calcext:value-type="string">
            <text:p>"23/18"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?/8" <text:s text:c="4"/>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B9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"INDR" <text:s text:c="8"/></text:p>
          </table:table-cell>
          <table:table-cell office:value-type="string" calcext:value-type="string">
            <text:p>"21/16" </text:p>
          </table:table-cell>
          <table:table-cell office:value-type="string" calcext:value-type="string">
            <text:p>"23/18" <text:s/></text:p>
          </table:table-cell>
          <table:table-cell office:value-type="string" calcext:value-type="string">
            <text:p>"4/3" <text:s/></text:p>
          </table:table-cell>
          <table:table-cell office:value-type="string" calcext:value-type="string">
            <text:p>"?/12/11" 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BA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"OTDR" <text:s text:c="8"/></text:p>
          </table:table-cell>
          <table:table-cell office:value-type="string" calcext:value-type="string">
            <text:p>"21/16" </text:p>
          </table:table-cell>
          <table:table-cell office:value-type="string" calcext:value-type="string">
            <text:p>"23/18" <text:s/></text:p>
          </table:table-cell>
          <table:table-cell office:value-type="string" calcext:value-type="string">
            <text:p>"4/3" <text:s/></text:p>
          </table:table-cell>
          <table:table-cell office:value-type="string" calcext:value-type="string">
            <text:p>"?/12/11" 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BB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"MULUB A,r" <text:s text:c="3"/></text:p>
          </table:table-cell>
          <table:table-cell office:value-type="string" calcext:value-type="string">
            <text:p>"" <text:s text:c="5"/></text:p>
          </table:table-cell>
          <table:table-cell office:value-type="string" calcext:value-type="string">
            <text:p>"" <text:s text:c="6"/>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C1 +8*r" <text:s text:c="2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"MULUW HL,BC" <text:s/></text:p>
          </table:table-cell>
          <table:table-cell office:value-type="string" calcext:value-type="string">
            <text:p>"" <text:s text:c="5"/></text:p>
          </table:table-cell>
          <table:table-cell office:value-type="string" calcext:value-type="string">
            <text:p>"" <text:s text:c="6"/>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C3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"MULUW HL,SP" <text:s/></text:p>
          </table:table-cell>
          <table:table-cell office:value-type="string" calcext:value-type="string">
            <text:p>"" <text:s text:c="5"/></text:p>
          </table:table-cell>
          <table:table-cell office:value-type="string" calcext:value-type="string">
            <text:p>"" <text:s text:c="6"/>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"ED" <text:s text:c="4"/></text:p>
          </table:table-cell>
          <table:table-cell office:value-type="string" calcext:value-type="string">
            <text:p>"F3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"XOR n" <text:s text:c="7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EE" <text:s text:c="4"/></text:p>
          </table:table-cell>
          <table:table-cell office:value-type="string" calcext:value-type="string">
            <text:p>"n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"RST 28H" <text:s text:c="5"/>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6/7" <text:s text:c="4"/></text:p>
          </table:table-cell>
          <table:table-cell office:value-type="string" calcext:value-type="string">
            <text:p>"EF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"RET P" <text:s text:c="7"/></text:p>
          </table:table-cell>
          <table:table-cell office:value-type="string" calcext:value-type="string">
            <text:p>"11/5" <text:s/></text:p>
          </table:table-cell>
          <table:table-cell office:value-type="string" calcext:value-type="string">
            <text:p>"12/6" <text:s text:c="2"/></text:p>
          </table:table-cell>
          <table:table-cell office:value-type="string" calcext:value-type="string">
            <text:p>"3/1" <text:s/></text:p>
          </table:table-cell>
          <table:table-cell office:value-type="string" calcext:value-type="string">
            <text:p>"5/1" <text:s text:c="4"/></text:p>
          </table:table-cell>
          <table:table-cell office:value-type="string" calcext:value-type="string">
            <text:p>"F0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"POP AF" <text:s text:c="6"/>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F1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"JP P,nn" <text:s text:c="5"/>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5/3" <text:s text:c="4"/></text:p>
          </table:table-cell>
          <table:table-cell office:value-type="string" calcext:value-type="string">
            <text:p>"F2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"DI" <text:s text:c="10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3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"CALL P,nn" <text:s text:c="3"/></text:p>
          </table:table-cell>
          <table:table-cell office:value-type="string" calcext:value-type="string">
            <text:p>"17/10" </text:p>
          </table:table-cell>
          <table:table-cell office:value-type="string" calcext:value-type="string">
            <text:p>"18/11" <text:s/></text:p>
          </table:table-cell>
          <table:table-cell office:value-type="string" calcext:value-type="string">
            <text:p>"5/3" <text:s/></text:p>
          </table:table-cell>
          <table:table-cell office:value-type="string" calcext:value-type="string">
            <text:p>"8/7/3" <text:s text:c="2"/></text:p>
          </table:table-cell>
          <table:table-cell office:value-type="string" calcext:value-type="string">
            <text:p>"F4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"PUSH AF" <text:s text:c="5"/>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F5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"OR n" <text:s text:c="8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6" <text:s text:c="4"/></text:p>
          </table:table-cell>
          <table:table-cell office:value-type="string" calcext:value-type="string">
            <text:p>"n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"RST 30H" <text:s text:c="5"/>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6/7" <text:s text:c="4"/></text:p>
          </table:table-cell>
          <table:table-cell office:value-type="string" calcext:value-type="string">
            <text:p>"F7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"RET M" <text:s text:c="7"/></text:p>
          </table:table-cell>
          <table:table-cell office:value-type="string" calcext:value-type="string">
            <text:p>"11/5" <text:s/></text:p>
          </table:table-cell>
          <table:table-cell office:value-type="string" calcext:value-type="string">
            <text:p>"12/6" <text:s text:c="2"/></text:p>
          </table:table-cell>
          <table:table-cell office:value-type="string" calcext:value-type="string">
            <text:p>"3/1" <text:s/></text:p>
          </table:table-cell>
          <table:table-cell office:value-type="string" calcext:value-type="string">
            <text:p>"5/1" <text:s text:c="4"/></text:p>
          </table:table-cell>
          <table:table-cell office:value-type="string" calcext:value-type="string">
            <text:p>"F8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"LD SP,HL" <text:s text:c="4"/>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F9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"JP M,nn" <text:s text:c="5"/>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5/3" <text:s text:c="4"/></text:p>
          </table:table-cell>
          <table:table-cell office:value-type="string" calcext:value-type="string">
            <text:p>"FA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EI" <text:s text:c="10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FB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ALL M,nn" <text:s text:c="3"/></text:p>
          </table:table-cell>
          <table:table-cell office:value-type="string" calcext:value-type="string">
            <text:p>"17/10" </text:p>
          </table:table-cell>
          <table:table-cell office:value-type="string" calcext:value-type="string">
            <text:p>"18/11" <text:s/></text:p>
          </table:table-cell>
          <table:table-cell office:value-type="string" calcext:value-type="string">
            <text:p>"5/3" <text:s/></text:p>
          </table:table-cell>
          <table:table-cell office:value-type="string" calcext:value-type="string">
            <text:p>"8/7/3" <text:s text:c="2"/></text:p>
          </table:table-cell>
          <table:table-cell office:value-type="string" calcext:value-type="string">
            <text:p>"FC" <text:s text:c="4"/></text:p>
          </table:table-cell>
          <table:table-cell office:value-type="string" calcext:value-type="string">
            <text:p>"nn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"INC IYq" <text:s text:c="5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04 +8*q" <text:s text:c="2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"DEC IYq" <text:s text:c="5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05 +8*q" <text:s text:c="2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"ADD IY,BC" <text:s text:c="3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09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"ADD IY,DE" <text:s text:c="3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19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"LD IY,nn" <text:s text:c="4"/>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21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nn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"LD (nn),IY" <text:s text:c="2"/>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22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nn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"INC IY" <text:s text:c="6"/>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23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"LD IYh,n" <text:s text:c="4"/>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26" <text:s text:c="7"/></text:p>
          </table:table-cell>
          <table:table-cell office:value-type="string" calcext:value-type="string">
            <text:p>"n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ADD IY,IY" <text:s text:c="3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29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"LD IY,(nn)" <text:s text:c="2"/>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2A" <text:s text:c="7"/></text:p>
          </table:table-cell>
          <table:table-cell office:value-type="string" calcext:value-type="string">
            <text:p>"nn" <text:s/></text:p>
          </table:table-cell>
          <table:table-cell office:value-type="string" calcext:value-type="string">
            <text:p>"nn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"DEC IY" <text:s text:c="6"/>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2B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"LD IYl,n" <text:s text:c="4"/>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2E" <text:s text:c="7"/></text:p>
          </table:table-cell>
          <table:table-cell office:value-type="string" calcext:value-type="string">
            <text:p>"n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"INC (IY+o)" <text:s text:c="2"/>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34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"DEC (IY+o)" <text:s text:c="2"/>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35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"LD (IY+o),n" <text:s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36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n" <text:s text:c="6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"ADD IY,SP" <text:s text:c="3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39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"LD B,IYq"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40 +q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"LD B,(IY+o)" <text:s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46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"LD C,IYq"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48 +q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"LD C,(IY+o)" <text:s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4E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"LD D,IYq"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50 +q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"LD D,(IY+o)" <text:s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56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"LD E,IYq"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58 +q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"LD E,(IY+o)" <text:s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5E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"LD IYh,q"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60 +q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"LD H,(IY+o)" <text:s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66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"LD IYl,q"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68 +q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"LD L,(IY+o)" <text:s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6E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"LD (IY+o),r" <text:s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70 +r" <text:s text:c="4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"LD A,IYq"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78 +q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"LD A,(IY+o)" <text:s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7E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"ADD A,IYq" <text:s text:c="3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80 +q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"ADD A,(IY+o)" 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86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"ADC A,IYq" <text:s text:c="3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88 +q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ADC A,(IY+o)" 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8E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"SUB IYq" <text:s text:c="5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90 +q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"SUB (IY+o)" <text:s text:c="2"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96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"SBC A,IYq" <text:s text:c="3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98 +q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"SBC A,(IY+o)" 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9E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"AND IYq" <text:s text:c="5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A0 +q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"AND (IY+o)" <text:s text:c="2"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A6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"XOR IYq" <text:s text:c="5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A8 +q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"XOR (IY+o)" <text:s text:c="2"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AE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"OR IYq" <text:s text:c="6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B0 +q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"OR (IY+o)" <text:s text:c="3"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B6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"CP IYq" <text:s text:c="6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B8 +q" <text:s text:c="4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"CP (IY+o)" <text:s text:c="3"/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BE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"RLC (IY+o)" <text:s text:c="2"/>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CB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06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"RRC (IY+o)" <text:s text:c="2"/>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CB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0E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"RL (IY+o)" <text:s text:c="3"/>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CB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16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"RR (IY+o)" <text:s text:c="3"/>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CB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1E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"SLA (IY+o)" <text:s text:c="2"/>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CB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26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"SRA (IY+o)" <text:s text:c="2"/>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CB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2E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"SRL (IY+o)" <text:s text:c="2"/>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CB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3E"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"BIT b,(IY+o)" 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CB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46 +8*b"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"RES b,(IY+o)" 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CB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86 +8*b"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"SET b,(IY+o)" 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CB" <text:s text:c="7"/></text:p>
          </table:table-cell>
          <table:table-cell office:value-type="string" calcext:value-type="string">
            <text:p>"o" <text:s text:c="2"/></text:p>
          </table:table-cell>
          <table:table-cell office:value-type="string" calcext:value-type="string">
            <text:p>"C6 +8*b"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"POP IY" <text:s text:c="6"/>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E1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"EX (SP),IY" <text:s text:c="2"/>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E3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"PUSH IY" <text:s text:c="5"/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E5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"JP (IY)" <text:s text:c="5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E9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"LD SP,IY" <text:s text:c="4"/>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D" <text:s text:c="4"/></text:p>
          </table:table-cell>
          <table:table-cell office:value-type="string" calcext:value-type="string">
            <text:p>"F9" <text:s text:c="7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"CP n" <text:s text:c="8"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"FE" <text:s text:c="4"/></text:p>
          </table:table-cell>
          <table:table-cell office:value-type="string" calcext:value-type="string">
            <text:p>"n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"RST 38H" <text:s text:c="5"/>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6/7" <text:s text:c="4"/></text:p>
          </table:table-cell>
          <table:table-cell office:value-type="string" calcext:value-type="string">
            <text:p>"FF" <text:s text:c="4"/></text:p>
          </table:table-cell>
          <table:table-cell office:value-type="string" calcext:value-type="string">
            <text:p>"-" <text:s text:c="8"/></text:p>
          </table:table-cell>
          <table:table-cell office:value-type="string" calcext:value-type="string">
            <text:p>"-" <text:s text:c="2"/></text:p>
          </table:table-cell>
          <table:table-cell office:value-type="string" calcext:value-type="string">
            <text:p>"-"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21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z80_opcode.A1:z80_opcode.K1048576">
          <table:sort>
            <table:sort-by table:field-number="6" table:data-type="automatic"/>
            <table:sort-by table:field-number="7" table:data-type="automatic"/>
            <table:sort-by table:field-number="9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7T14:57:09.675343806</dc:date>
    <meta:editing-duration>PT7M17S</meta:editing-duration>
    <meta:editing-cycles>1</meta:editing-cycles>
    <meta:document-statistic meta:table-count="1" meta:cell-count="3971" meta:object-count="0"/>
    <meta:generator>LibreOffice/6.4.6.2$Linux_X86_64 LibreOffice_project/40$Build-2</meta:generator>
  </office:meta>
</office:document-meta>
</file>